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fo:font-weight="bold" officeooo:rsid="0004d13f" officeooo:paragraph-rsid="0004d13f" style:font-weight-asian="bold" style:font-weight-complex="bold"/>
    </style:style>
    <style:style style:name="P2" style:family="paragraph" style:parent-style-name="Standard">
      <style:text-properties fo:language="en" fo:country="US" fo:font-style="normal" officeooo:rsid="00112626" officeooo:paragraph-rsid="00112626" style:font-style-asian="normal" style:font-style-complex="normal"/>
    </style:style>
    <style:style style:name="P3" style:family="paragraph" style:parent-style-name="Standard">
      <style:text-properties fo:language="en" fo:country="US" officeooo:paragraph-rsid="0004d13f"/>
    </style:style>
    <style:style style:name="P4" style:family="paragraph" style:parent-style-name="Standard">
      <style:text-properties fo:language="en" fo:country="US" officeooo:rsid="0007fb58" officeooo:paragraph-rsid="0007fb58"/>
    </style:style>
    <style:style style:name="P5" style:family="paragraph" style:parent-style-name="Standard">
      <style:text-properties fo:language="en" fo:country="US" officeooo:rsid="0014179e" officeooo:paragraph-rsid="001acd09"/>
    </style:style>
    <style:style style:name="P6" style:family="paragraph" style:parent-style-name="Standard" style:list-style-name="L1">
      <style:text-properties fo:language="en" fo:country="US" officeooo:rsid="001acd09" officeooo:paragraph-rsid="001acd09"/>
    </style:style>
    <style:style style:name="P7" style:family="paragraph" style:parent-style-name="Standard" style:list-style-name="L1">
      <style:text-properties fo:language="en" fo:country="US" officeooo:rsid="001acd09" officeooo:paragraph-rsid="001b5a0b"/>
    </style:style>
    <style:style style:name="P8" style:family="paragraph" style:parent-style-name="Standard">
      <style:text-properties fo:language="en" fo:country="US" fo:font-weight="normal" officeooo:rsid="001acd09" officeooo:paragraph-rsid="001acd09" style:font-weight-asian="normal" style:font-weight-complex="normal"/>
    </style:style>
    <style:style style:name="P9" style:family="paragraph" style:parent-style-name="Standard">
      <style:text-properties fo:language="en" fo:country="US" officeooo:rsid="0004d13f" officeooo:paragraph-rsid="0004d13f"/>
    </style:style>
    <style:style style:name="P10" style:family="paragraph" style:parent-style-name="Standard">
      <style:text-properties fo:language="en" fo:country="US" officeooo:rsid="000ba955" officeooo:paragraph-rsid="001acd09"/>
    </style:style>
    <style:style style:name="P11" style:family="paragraph" style:parent-style-name="Standard">
      <style:text-properties fo:language="en" fo:country="US" officeooo:rsid="000ca264" officeooo:paragraph-rsid="001acd09"/>
    </style:style>
    <style:style style:name="P12" style:family="paragraph" style:parent-style-name="Standard">
      <style:text-properties fo:language="en" fo:country="US" officeooo:rsid="0014d2d1" officeooo:paragraph-rsid="0014d2d1"/>
    </style:style>
    <style:style style:name="P13" style:family="paragraph" style:parent-style-name="Standard">
      <style:paragraph-properties fo:text-align="center" style:justify-single-word="false"/>
      <style:text-properties fo:language="en" fo:country="US" officeooo:rsid="0006829e" officeooo:paragraph-rsid="0006829e"/>
    </style:style>
    <style:style style:name="P14" style:family="paragraph" style:parent-style-name="Standard">
      <style:text-properties fo:language="en" fo:country="US" officeooo:rsid="001c64cd" officeooo:paragraph-rsid="001c64cd"/>
    </style:style>
    <style:style style:name="T1" style:family="text">
      <style:text-properties officeooo:rsid="0004d13f"/>
    </style:style>
    <style:style style:name="T2" style:family="text">
      <style:text-properties officeooo:rsid="00094df0"/>
    </style:style>
    <style:style style:name="T3" style:family="text">
      <style:text-properties officeooo:rsid="0009d04b"/>
    </style:style>
    <style:style style:name="T4" style:family="text">
      <style:text-properties fo:font-weight="normal" officeooo:rsid="00094df0" style:font-weight-asian="normal" style:font-weight-complex="normal"/>
    </style:style>
    <style:style style:name="T5" style:family="text">
      <style:text-properties fo:font-weight="normal" officeooo:rsid="0009d04b" style:font-weight-asian="normal" style:font-weight-complex="normal"/>
    </style:style>
    <style:style style:name="T6" style:family="text">
      <style:text-properties officeooo:rsid="000b5c41"/>
    </style:style>
    <style:style style:name="T7" style:family="text">
      <style:text-properties officeooo:rsid="000c2079"/>
    </style:style>
    <style:style style:name="T8" style:family="text">
      <style:text-properties officeooo:rsid="000d5cac"/>
    </style:style>
    <style:style style:name="T9" style:family="text">
      <style:text-properties officeooo:rsid="00122dda"/>
    </style:style>
    <style:style style:name="T10" style:family="text">
      <style:text-properties officeooo:rsid="00161328"/>
    </style:style>
    <style:style style:name="T11" style:family="text">
      <style:text-properties officeooo:rsid="001acd09"/>
    </style:style>
    <style:style style:name="T12" style:family="text">
      <style:text-properties officeooo:rsid="001b5a0b"/>
    </style:style>
    <style:style style:name="T13" style:family="text">
      <style:text-properties fo:font-weight="bold" style:font-weight-asian="bold" style:font-weight-complex="bold"/>
    </style:style>
    <style:style style:name="T14" style:family="text">
      <style:text-properties fo:font-weight="bold" officeooo:rsid="0014af6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4">From </text:span><text:span text:style-name="T13">Child Soldiers </text:span><text:span text:style-name="T14">to</text:span><text:span text:style-name="T13"> Grown-</text:span><text:span text:style-name="T14">u</text:span><text:span text:style-name="T13">p Gangsters</text:span></text:p>
      <text:p text:style-name="P2"/>
      <text:p text:style-name="P3"><text:span text:style-name="T1">They </text:span><text:span text:style-name="T6">were </text:span><text:span text:style-name="T7">in the school ya</text:span><text:span text:style-name="T9">rd,</text:span><text:span text:style-name="T1"> </text:span><text:span text:style-name="T2">playing soccer, when trucks arrived. The rebels began seperating the boys at gun point when Michel sprang foward: “My name is Michel Chikwanine. I am five years old, and if my father finds out what you are doin</text:span><text:span text:style-name="T8">g</text:span><text:span text:style-name="T2">, he will punish you!”</text:span><text:span text:style-name="T4"> </text:span><text:span text:style-name="T5">(Humphreys and Chiwanine 2015, p. 14)</text:span><text:span text:style-name="T4"> </text:span><text:span text:style-name="T2">Michel’s threat failed as the laughing rebel threw him into the back of a truck. </text:span><text:span text:style-name="T3">Arriving at camp a rebel drugged Michel with cocaine and blindfolded him. Michel felt something cold and heavy thrust into his hands, his finger pressed to a trigger. The gun went off; his blindfold was removed. On the ground dead lay Kevin – Michel’s best friend. “Your family will never take you back now. We are your only family.” (Idib. p. 19)</text:span></text:p>
      <text:p text:style-name="P3"/>
      <text:p text:style-name="P14">Article 38 of the Convention on the Rights of the Child prohibits states from recruiting those under the age of 15 into the military, as well as obligating states to prevent anyone under 15 from being involved in hostilities (1990). This commitment to the protection of children was further strengthened in 2000, with the raising of the age from 15 to 18 (Singer 2011). Despite these promises made by the international community, the use of child soldiers has only increased. Globally, there have been child solders involved in conflict on every populated continent since 2002, with the average age estimated and just over 12 years old (Idib.). While human warefare has traditionally required physical strength and skill, changes in technology has produced numerous lightweight, easy to use weapons that make children just as deadly and adults (Singer 2011).</text:p>
      <text:p text:style-name="P3"/>
      <text:p text:style-name="P1">Literature Review</text:p>
      <text:p text:style-name="P4">Psychology</text:p>
      <text:p text:style-name="P5">The traumas of our childhood leave ugly scars on our brain.</text:p>
      <text:p text:style-name="P5"><text:span text:style-name="T11">Singer 2011</text:span> </text:p>
      <text:p text:style-name="P4"/>
      <text:p text:style-name="P4">Criminology</text:p>
      <text:p text:style-name="P4">Child Soldiers <text:span text:style-name="T11">Postconflict</text:span></text:p>
      <text:list xml:id="list1088500774" text:style-name="L1">
        <text:list-item>
          <text:p text:style-name="P7">Child soldiers spend their youth in violence</text:p>
        </text:list-item>
        <text:list-item>
          <text:p text:style-name="P7">without schooling, <text:span text:style-name="T12">they have few opportunities in the formal economy</text:span> </text:p>
        </text:list-item>
        <text:list-item>
          <text:p text:style-name="P7">often come from populations that were already vulnerable and/or marginalized</text:p>
          <text:p text:style-name="P6"/>
        </text:list-item>
      </text:list>
      <text:p text:style-name="P1">Theory</text:p>
      <text:p text:style-name="P8"/>
      <text:p text:style-name="P9"/>
      <text:p text:style-name="P1">Research Design</text:p>
      <text:p text:style-name="P8">DV: homicide count</text:p>
      <text:p text:style-name="P8">IV: use of child soldiers in conflict</text:p>
      <text:p text:style-name="P8"/>
      <text:p text:style-name="P10">youth unemployment <text:span text:style-name="T11">(push towards rebel and criminal groups)</text:span></text:p>
      <text:p text:style-name="P10">inequality <text:span text:style-name="T11">(push/pull from criminology)</text:span></text:p>
      <text:p text:style-name="P10">governance <text:span text:style-name="T11">(opportunity to recruit child soldiers and to profit from crime)</text:span></text:p>
      <text:p text:style-name="P10">violence during the conflict <text:span text:style-name="T11">(effect on child development and overall institutions)</text:span></text:p>
      <text:p text:style-name="P11">refugees/idps(increased recruitment pool (Singer 2011, p. 98))</text:p>
      <text:p text:style-name="P11"/>
      <text:p text:style-name="P1">Results</text:p>
      <text:p text:style-name="P9"/>
      <text:p text:style-name="P1">Conclusion</text:p>
      <text:p text:style-name="P9">You’ll be happy to hear that Michel’s story ends as well as we could hope after such a bleak beginning. <text:span text:style-name="T10">Forced into his first battle, Michel stormed the woods instead of the village. He hid in the canopy, surviving off of bananas and m</text:span><text:span text:style-name="T12">a</text:span><text:span text:style-name="T10">ngos, before finding a market where people knew his father. Michel’s father, a lawyer and activist, was imprisoned and killed. He left the DRC with his </text:span><text:soft-page-break/><text:span text:style-name="T10">mother and sister. After making it to a Ugandan refugee camp, they eventually made it to Canada. Michel studies and worked to get his two remaining sisters to Canada. For one he was successful; for the other, they never heard of her again. </text:span></text:p>
      <text:p text:style-name="P9"/>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2T10:25:15.306989639</meta:creation-date>
    <dc:date>2022-02-07T14:22:01.809974162</dc:date>
    <meta:editing-duration>P2DT10H3M40S</meta:editing-duration>
    <meta:editing-cycles>8</meta:editing-cycles>
    <meta:generator>LibreOffice/6.4.7.2$Linux_X86_64 LibreOffice_project/40$Build-2</meta:generator>
    <meta:document-statistic meta:table-count="0" meta:image-count="0" meta:object-count="0" meta:page-count="2" meta:paragraph-count="25" meta:word-count="493" meta:character-count="2997" meta:non-whitespace-character-count="2528"/>
  </office:meta>
</office:document-meta>
</file>